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676000004D8CA8EBF5DF895BEFB.jpg" manifest:media-type="image/jpeg"/>
  <manifest:file-entry manifest:full-path="Pictures/1000000000000676000004D803328B4AA58F60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3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5.80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3.583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4.943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4.244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9.189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13.762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text-properties style:use-window-font-color="true" loext:opacity="0%" fo:font-size="18pt"/>
    </style:style>
    <style:style style:name="P34" style:family="paragraph"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justify"/>
    </style:style>
    <style:style style:name="P36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1" fo:font-size="11pt" fo:font-weight="bold" style:font-name-asian="Menlo-Regular1" style:font-size-asian="11pt" style:font-weight-asian="bold" style:font-name-complex="Menlo-Regular1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1" style:font-size-asian="18pt" style:font-weight-asian="bold" style:font-name-complex="Menlo-Regular1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4" style:family="paragraph">
      <loext:graphic-properties draw:fill="none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4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1" style:font-size-asian="18pt" style:font-style-asian="normal" style:font-weight-asian="bold" style:font-name-complex="Menlo-Regular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1" style:font-size-asian="11pt" style:font-style-asian="normal" style:font-weight-asian="bold" style:font-name-complex="Menlo-Regular1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1" style:font-size-asian="13pt" style:font-style-asian="italic" style:font-weight-asian="normal" style:font-name-complex="Menlo-Regular1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1" style:font-size-asian="12pt" style:font-style-asian="italic" style:font-weight-asian="normal" style:font-name-complex="Menlo-Regular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1" style:font-size-asian="18pt" style:font-style-asian="italic" style:font-weight-asian="normal" style:font-name-complex="Menlo-Regular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" fo:font-size="18pt" fo:text-shadow="none" style:text-underline-style="none" fo:font-weight="normal" style:letter-kerning="true" style:font-name-asian="DejaVu Sans1" style:font-size-asian="18pt" style:font-weight-asian="normal" style:font-name-complex="DejaVu Sans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1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4.132cm" svg:x="0.611cm" svg:y="4.5cm">
          <draw:text-box>
            <text:p><text:span text:style-name="T6">Foi criado exclusivamente para esta apresentação e 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</text:span></text:p>
            <text:p><text:span text:style-name="T8">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 (sufixo)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Afixo (prefixo)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está disponível e e há vários comandos do </text:span><text:span text:style-name="T21">psql</text:span><text:span text:style-name="T5"> que 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3" draw:layer="layout" svg:width="19.7cm" svg:height="0.972cm" svg:x="0.8cm" svg:y="4.628cm">
          <draw:text-box>
            <text:p text:style-name="P32"><text:span text:style-name="T36"># apt install -y myspell-pt-br hunspell-pt-br</text:span></text:p>
          </draw:text-box>
        </draw:frame>
        <draw:frame presentation:style-name="pr16" draw:text-style-name="P34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5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7" draw:text-style-name="P36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2"><text:span text:style-name="T39"># cp /usr/share/hunspell/pt_BR.dic $SHAREDIR/tsearch_data/pt_br.dict</text:span></text:p>
            <text:p text:style-name="P32"><text:span text:style-name="T39"/></text:p>
            <text:p text:style-name="P32"><text:span text:style-name="T39"># sed 's/FLAG UTF-8/FLAG default/g' \</text:span></text:p>
            <text:p text:style-name="P32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3.651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</text:span><text:span text:style-name="T46">tokens</text:span><text:span text:style-name="T27"> para lexemas e retorna um tsvector que lista os lexemas junto com suas posições no documento sem </text:span><text:span text:style-name="T46">stop words</text:span><text:span text:style-name="T47">.</text:span></text:p>
            <text:p text:style-name="P38"><text:span text:style-name="T47">Faz também stemming dos lexemas.</text:span></text:p>
          </draw:text-box>
        </draw:frame>
        <draw:frame draw:style-name="gr46" draw:text-style-name="P43" draw:layer="layout" svg:width="26.4cm" svg:height="6.005cm" svg:x="0.6cm" svg:y="8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a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6.051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normalizar os termos passados para seus radicais.</text:span></text:p>
            <text:p><text:span text:style-name="T27"/></text:p>
            <text:p><text:span text:style-name="T27">Reduz lexemas a </text:span><text:span text:style-name="T46">stems</text:span><text:span text:style-name="T27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campo </text:span><text:span text:style-name="T31">text_</text:span><text:span text:style-name="T27">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</text:span><text:span text:style-name="T29">tsvector</text:span><text:span text:style-name="T50">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</text:span><text:span text:style-name="T29">tsvector</text:span><text:span text:style-name="T50"> ou </text:span><text:span text:style-name="T29">tsquery</text:span><text:span text:style-name="T50">;</text:span></text:p>
            <text:p><text:span text:style-name="T50"/></text:p>
            <text:p><text:span text:style-name="T50">Há diferenças significantes entre os dois tipos de índices, então é 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necessário checar a linha atual da tabela para eliminar tais falsos positivos (O PostgreSQL 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o peso de suas </text:span><text:span text:style-name="T29">labels</text:span><text:span text:style-name="T50">. </text:span></text:p>
            <text:p text:style-name="P38"><text:span text:style-name="T50">Assim uma rechecagem de uma linha de uma tabela é necessária quando usa uma consulta que envolve pesos.</text:span></text:p>
          </draw:text-box>
        </draw:frame>
        <draw:frame draw:style-name="gr67" draw:text-style-name="P11" draw:layer="layout" svg:width="11.62cm" svg:height="3.833cm" svg:x="0.88cm" svg:y="10.738cm">
          <draw:text-box>
            <text:p><text:span text:style-name="T11">Criação do índice:</text:span></text:p>
            <text:p><text:span text:style-name="T11"/></text:p>
            <text:p text:style-name="P16"><text:span text:style-name="T14">CREATE INDEX idx_text_vector</text:span></text:p>
            <text:p text:style-name="P16"><text:span text:style-name="T14"><text:tab/></text:span><text:span text:style-name="T14">ON tb_post</text:span></text:p>
            <text:p text:style-name="P16"><text:span text:style-name="T14"><text:tab/></text:span><text:span text:style-name="T14">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s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em particular, de modo que quando houver muitos 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estrutura da informação, que é, considerar o quão frequentes os termos de uma consulta aparecem em um documento, como estão 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Aplicações diferentes podem pedir informações adicionais para 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e / ou combinar seus resultados com fatores 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2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 'A') ||</text:span></text:p>
            <text:p><text:span text:style-name="T65"><text:s text:c="4"/></text:span><text:span text:style-name="T65">setweight(to_tsvector('portuguese', coalesce(tags,'')), 'B') ||</text:span></text:p>
            <text:p><text:span text:style-name="T65"><text:s text:c="4"/></text:span><text:span text:style-name="T65">setweight(to_tsvector('portuguese', coalesce(text_,'')), 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4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1"/></text:span><text:span text:style-name="T70"><text:s text:c="2"/></text:span><text:span text:style-name="T70">text_vector <text:s text:c="72"/></text:span></text:p>
            <text:p><text:span text:style-name="T70">-------------------------------------------------------------------------------------------------------------------------------------------------------------</text:span></text:p>
            <text:p><text:span text:style-name="T70"><text:s/></text:span><text:span text:style-name="T70">'brasil':29C 'caos':7B 'capital':17C 'cidad':1A,11C 'estad':19C 'metrópol':5B 'nom':22C 'paul':4A,14C 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54"/></text:span></text:p>
            <text:p><text:span text:style-name="T74">-------------------------------------------------------------------------------------------------------------------------</text:span></text:p>
            <text:p><text:span text:style-name="T74"><text:s/></text:span><text:span text:style-name="T74">&lt;b&gt;fruto&lt;/b&gt; produzido pela laranjeira (Citrus × sinensis), 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busca (palavras de parada / </text:span><text:span text:style-name="T59">stop words</text:span><text:span text:style-name="T4">) e 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</text:span><text:span text:style-name="T59">token</text:span><text:span text:style-name="T4">, mas ele é uma </text:span><text:span text:style-name="T59">stop word</text:span><text:span text:style-name="T4">;</text:span></text:p>
              </text:list-item>
              <text:list-item>
                <text:p text:style-name="P38"><text:span text:style-name="T31">NULL</text:span><text:span text:style-name="T4"> se o dicionário não reconhece o </text:span><text:span text:style-name="T59">token</text:span><text:span text:style-name="T4">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palavras de parada, enquanto stemmers Snowball 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13.762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</text:span><text:span text:style-name="T59">dummy</text:span><text:span text:style-name="T4">" que não muda nenhum valor :)</text:span></text:p>
            <text:p text:style-name="P5"><text:span text:style-name="T4"/></text:p>
            <text:p text:style-name="P5"><text:span text:style-name="T4">Ou então:</text:span></text:p>
            <text:p text:style-name="P5"><text:span text:style-name="T4"/></text:p>
            <text:p text:style-name="P55"><text:span text:style-name="T31">ALTER TEXT SEARCH DICTIONARY dicionário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</text:span><text:span text:style-name="T59">token</text:span><text:span text:style-name="T4">.</text:span></text:p>
            <text:p text:style-name="P5"><text:span text:style-name="T4">Se o </text:span><text:span text:style-name="T59">token</text:span><text:span text:style-name="T4">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3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2"><text:span text:style-name="T36"># cp $SHAREDIR/tsearch_data/thesaurus_sample.ths \</text:span></text:p>
            <text:p text:style-name="P32"><text:span text:style-name="T36"><text:s text:c="4"/></text:span><text:span text:style-name="T36">$SHAREDIR/tsearch_data/pt_br_tz.ths</text:span></text:p>
          </draw:text-box>
        </draw:frame>
        <draw:frame draw:style-name="gr82" draw:text-style-name="P63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4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3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5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2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4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6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49" draw:layer="layout" svg:width="22.5cm" svg:height="5.193cm" svg:x="1cm" svg:y="10.758cm">
          <draw:text-box>
            <text:p text:style-name="P38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90" draw:text-style-name="P64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1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2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devem ser seguidos por outro dicionário mais amplo, 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3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4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<text:tab/></text:span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92"><text:s/></text:span><text:span text:style-name="T92">?column? </text:span></text:p>
            <text:p text:style-name="P59"><text:span text:style-name="T92">----------</text:span></text:p>
            <text:p text:style-name="P59"><text:span text:style-name="T92"><text:s/></text:span><text:span text:style-name="T92">t</text:span></text:p>
            <text:p text:style-name="P59"><text:span text:style-name="T92"/></text:p>
            <text:p text:style-name="P59"><text:span text:style-name="T93">SELECT to_tsvector('tsc_pt_br', 'eu trouxe!!!');</text:span></text:p>
            <text:p text:style-name="P59"><text:span text:style-name="T94"/></text:p>
            <text:p text:style-name="P59"><text:span text:style-name="T92"><text:s/></text:span><text:span text:style-name="T92">to_tsvector </text:span></text:p>
            <text:p text:style-name="P59"><text:span text:style-name="T92">-------------</text:span></text:p>
            <text:p text:style-name="P59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</text:span><text:span text:style-name="T16">stemmer</text:span><text:span text:style-name="T5">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5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6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dicionário (se for o caso), ao contrário do comportamento normal de dicionários. Isso permite 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7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8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9" draw:text-style-name="P72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traduzido pelo seguinte que é sem acento.</text:span></text:p>
            <text:p text:style-name="P38"><text:span text:style-name="T50">Um exemplo mais completo, que é diretamente útil para a maioria dos idiomas europeus, 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</text:span><text:span text:style-name="T29">unaccent</text:span><text:span text:style-name="T50"> e dê o comando:</text:span></text:p>
            <text:p text:style-name="P59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100" draw:text-style-name="P72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1" draw:text-style-name="P73" draw:layer="layout" svg:width="26.5cm" svg:height="3.651cm" svg:x="0.5cm" svg:y="10.349cm">
          <draw:text-box>
            <text:p text:style-name="P38"><text:span text:style-name="T95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2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3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draw:frame draw:style-name="gr104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draw:frame draw:style-name="gr105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4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6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03328B4AA58F60F1.jpg" xlink:type="simple" xlink:show="embed" xlink:actuate="onLoad"/>
    <draw:fill-image draw:name="bg_5f_cover" draw:display-name="bg_cover" xlink:href="Pictures/1000000000000676000004D8CA8EBF5DF895BEF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3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1-07T07:12:45.560640465</dc:date>
    <meta:editing-duration>P2DT23H54M21S</meta:editing-duration>
    <meta:editing-cycles>443</meta:editing-cycles>
    <meta:generator>LibreOffice/7.6.1.2$MacOSX_X86_64 LibreOffice_project/f5defcebd022c5bc36bbb79be232cb6926d8f674</meta:generator>
    <meta:document-statistic meta:object-count="543"/>
  </office:meta>
</office:document-meta>
</file>